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591in"/>
    </style:style>
    <style:style style:name="co2" style:family="table-column">
      <style:table-column-properties fo:break-before="auto" style:column-width="0.64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6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retired</text:p>
          </table:table-cell>
          <table:table-cell office:value-type="string">
            <text:p><text:s/>Cosine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tired</text:p>
          </table:table-cell>
          <table:table-cell office:value-type="string">
            <text:p><text:s/>Overlap:</text:p>
          </table:table-cell>
          <table:table-cell office:value-type="float" office:value="0.08">
            <text:p>0.08</text:p>
          </table:table-cell>
          <table:table-cell table:style-name="ce1"/>
        </table:table-row>
        <table:table-row table:style-name="ro1">
          <table:table-cell office:value-type="string">
            <text:p>intensified</text:p>
          </table:table-cell>
          <table:table-cell office:value-type="string">
            <text:p><text:s/>Cosine:</text:p>
          </table:table-cell>
          <table:table-cell office:value-type="float" office:value="0.675441483887895">
            <text:p>0.6754414839</text:p>
          </table:table-cell>
          <table:table-cell table:number-columns-repeated="2"/>
          <table:table-cell office:value-type="string">
            <text:p>intensified</text:p>
          </table:table-cell>
          <table:table-cell office:value-type="string">
            <text:p><text:s/>Overlap: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string">
            <text:p>express</text:p>
          </table:table-cell>
          <table:table-cell office:value-type="string">
            <text:p><text:s/>Cosine:</text:p>
          </table:table-cell>
          <table:table-cell office:value-type="float" office:value="0.522385619745292">
            <text:p>0.5223856197</text:p>
          </table:table-cell>
          <table:table-cell table:number-columns-repeated="2"/>
          <table:table-cell office:value-type="string">
            <text:p>express</text:p>
          </table:table-cell>
          <table:table-cell office:value-type="string">
            <text:p><text:s/>Overlap: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string">
            <text:p>longevity</text:p>
          </table:table-cell>
          <table:table-cell office:value-type="string">
            <text:p><text:s/>Cosine:</text:p>
          </table:table-cell>
          <table:table-cell office:value-type="float" office:value="0.848952719956018">
            <text:p>0.84895272</text:p>
          </table:table-cell>
          <table:table-cell table:number-columns-repeated="2"/>
          <table:table-cell office:value-type="string">
            <text:p>longevity</text:p>
          </table:table-cell>
          <table:table-cell office:value-type="string">
            <text:p><text:s/>Overlap: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string">
            <text:p>installment</text:p>
          </table:table-cell>
          <table:table-cell office:value-type="string">
            <text:p><text:s/>Cosine:</text:p>
          </table:table-cell>
          <table:table-cell office:value-type="float" office:value="0.606217782649107">
            <text:p>0.6062177826</text:p>
          </table:table-cell>
          <table:table-cell table:number-columns-repeated="2"/>
          <table:table-cell office:value-type="string">
            <text:p>installment</text:p>
          </table:table-cell>
          <table:table-cell office:value-type="string">
            <text:p><text:s/>Overlap: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practice</text:p>
          </table:table-cell>
          <table:table-cell office:value-type="string">
            <text:p><text:s/>Cosine:</text:p>
          </table:table-cell>
          <table:table-cell office:value-type="float" office:value="0.893325000573837">
            <text:p>0.8933250006</text:p>
          </table:table-cell>
          <table:table-cell table:number-columns-repeated="2"/>
          <table:table-cell office:value-type="string">
            <text:p>practice</text:p>
          </table:table-cell>
          <table:table-cell office:value-type="string">
            <text:p><text:s/>Overlap: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settled</text:p>
          </table:table-cell>
          <table:table-cell office:value-type="string">
            <text:p><text:s/>Cosine:</text:p>
          </table:table-cell>
          <table:table-cell office:value-type="float" office:value="0.944117590499911">
            <text:p>0.9441175905</text:p>
          </table:table-cell>
          <table:table-cell table:number-columns-repeated="2"/>
          <table:table-cell office:value-type="string">
            <text:p>settled</text:p>
          </table:table-cell>
          <table:table-cell office:value-type="string">
            <text:p><text:s/>Overlap: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sovereign</text:p>
          </table:table-cell>
          <table:table-cell office:value-type="string">
            <text:p><text:s/>Cosine:</text:p>
          </table:table-cell>
          <table:table-cell office:value-type="float" office:value="0.530496618797186">
            <text:p>0.5304966188</text:p>
          </table:table-cell>
          <table:table-cell table:number-columns-repeated="2"/>
          <table:table-cell office:value-type="string">
            <text:p>sovereign</text:p>
          </table:table-cell>
          <table:table-cell office:value-type="string">
            <text:p><text:s/>Overlap: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string">
            <text:p>published</text:p>
          </table:table-cell>
          <table:table-cell office:value-type="string">
            <text:p><text:s/>Cosine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ublished</text:p>
          </table:table-cell>
          <table:table-cell office:value-type="string">
            <text:p><text:s/>Overlap: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string">
            <text:p>carcass</text:p>
          </table:table-cell>
          <table:table-cell office:value-type="string">
            <text:p><text:s/>Cosine:</text:p>
          </table:table-cell>
          <table:table-cell office:value-type="float" office:value="0.757097942480872">
            <text:p>0.7570979425</text:p>
          </table:table-cell>
          <table:table-cell table:number-columns-repeated="2"/>
          <table:table-cell office:value-type="string">
            <text:p>carcass</text:p>
          </table:table-cell>
          <table:table-cell office:value-type="string">
            <text:p><text:s/>Overlap: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string">
            <text:p>antagonist</text:p>
          </table:table-cell>
          <table:table-cell office:value-type="string">
            <text:p><text:s/>Cosine:</text:p>
          </table:table-cell>
          <table:table-cell office:value-type="float" office:value="0.604707897906952">
            <text:p>0.6047078979</text:p>
          </table:table-cell>
          <table:table-cell table:number-columns-repeated="2"/>
          <table:table-cell office:value-type="string">
            <text:p>antagonist</text:p>
          </table:table-cell>
          <table:table-cell office:value-type="string">
            <text:p><text:s/>Overlap:</text:p>
          </table:table-cell>
          <table:table-cell office:value-type="float" office:value="0.48">
            <text:p>0.48</text:p>
          </table:table-cell>
          <table:table-cell/>
        </table:table-row>
        <table:table-row table:style-name="ro1">
          <table:table-cell office:value-type="string">
            <text:p>footballer</text:p>
          </table:table-cell>
          <table:table-cell office:value-type="string">
            <text:p><text:s/>Cosine:</text:p>
          </table:table-cell>
          <table:table-cell office:value-type="float" office:value="0.568838327729042">
            <text:p>0.5688383277</text:p>
          </table:table-cell>
          <table:table-cell table:number-columns-repeated="2"/>
          <table:table-cell office:value-type="string">
            <text:p>footballer</text:p>
          </table:table-cell>
          <table:table-cell office:value-type="string">
            <text:p><text:s/>Overlap:</text:p>
          </table:table-cell>
          <table:table-cell office:value-type="float" office:value="0.52">
            <text:p>0.52</text:p>
          </table:table-cell>
          <table:table-cell/>
        </table:table-row>
        <table:table-row table:style-name="ro1">
          <table:table-cell office:value-type="string">
            <text:p>received</text:p>
          </table:table-cell>
          <table:table-cell office:value-type="string">
            <text:p><text:s/>Cosine:</text:p>
          </table:table-cell>
          <table:table-cell office:value-type="float" office:value="0.99992742842619">
            <text:p>0.9999274284</text:p>
          </table:table-cell>
          <table:table-cell table:number-columns-repeated="2"/>
          <table:table-cell office:value-type="string">
            <text:p>received</text:p>
          </table:table-cell>
          <table:table-cell office:value-type="string">
            <text:p><text:s/>Overlap:</text:p>
          </table:table-cell>
          <table:table-cell office:value-type="float" office:value="0.56">
            <text:p>0.56</text:p>
          </table:table-cell>
          <table:table-cell/>
        </table:table-row>
        <table:table-row table:style-name="ro1">
          <table:table-cell office:value-type="string">
            <text:p>edited</text:p>
          </table:table-cell>
          <table:table-cell office:value-type="string">
            <text:p><text:s/>Cosine:</text:p>
          </table:table-cell>
          <table:table-cell office:value-type="float" office:value="0.807967254575184">
            <text:p>0.8079672546</text:p>
          </table:table-cell>
          <table:table-cell table:number-columns-repeated="2"/>
          <table:table-cell office:value-type="string">
            <text:p>edited</text:p>
          </table:table-cell>
          <table:table-cell office:value-type="string">
            <text:p><text:s/>Overlap: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invaded</text:p>
          </table:table-cell>
          <table:table-cell office:value-type="string">
            <text:p><text:s/>Cosine:</text:p>
          </table:table-cell>
          <table:table-cell office:value-type="float" office:value="0.863106513124577">
            <text:p>0.8631065131</text:p>
          </table:table-cell>
          <table:table-cell table:number-columns-repeated="2"/>
          <table:table-cell office:value-type="string">
            <text:p>invaded</text:p>
          </table:table-cell>
          <table:table-cell office:value-type="string">
            <text:p><text:s/>Overlap: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predominantly</text:p>
          </table:table-cell>
          <table:table-cell office:value-type="string">
            <text:p><text:s/>Cosine:</text:p>
          </table:table-cell>
          <table:table-cell office:value-type="float" office:value="0.948212002958346">
            <text:p>0.948212003</text:p>
          </table:table-cell>
          <table:table-cell table:number-columns-repeated="2"/>
          <table:table-cell office:value-type="string">
            <text:p>predominantly</text:p>
          </table:table-cell>
          <table:table-cell office:value-type="string">
            <text:p><text:s/>Overlap: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founded</text:p>
          </table:table-cell>
          <table:table-cell office:value-type="string">
            <text:p><text:s/>Cosine:</text:p>
          </table:table-cell>
          <table:table-cell office:value-type="float" office:value="0.894386630167707">
            <text:p>0.8943866302</text:p>
          </table:table-cell>
          <table:table-cell table:number-columns-repeated="2"/>
          <table:table-cell office:value-type="string">
            <text:p>founded</text:p>
          </table:table-cell>
          <table:table-cell office:value-type="string">
            <text:p><text:s/>Overlap: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string">
            <text:p>obligated</text:p>
          </table:table-cell>
          <table:table-cell office:value-type="string">
            <text:p><text:s/>Cosine:</text:p>
          </table:table-cell>
          <table:table-cell office:value-type="float" office:value="0.792353748725013">
            <text:p>0.7923537487</text:p>
          </table:table-cell>
          <table:table-cell table:number-columns-repeated="2"/>
          <table:table-cell office:value-type="string">
            <text:p>obligated</text:p>
          </table:table-cell>
          <table:table-cell office:value-type="string">
            <text:p><text:s/>Overlap:</text:p>
          </table:table-cell>
          <table:table-cell office:value-type="float" office:value="0.64">
            <text:p>0.64</text:p>
          </table:table-cell>
          <table:table-cell/>
        </table:table-row>
        <table:table-row table:style-name="ro1">
          <table:table-cell office:value-type="string">
            <text:p>satellite</text:p>
          </table:table-cell>
          <table:table-cell office:value-type="string">
            <text:p><text:s/>Cosine:</text:p>
          </table:table-cell>
          <table:table-cell office:value-type="float" office:value="0.990427660717536">
            <text:p>0.9904276607</text:p>
          </table:table-cell>
          <table:table-cell table:number-columns-repeated="2"/>
          <table:table-cell office:value-type="string">
            <text:p>satellite</text:p>
          </table:table-cell>
          <table:table-cell office:value-type="string">
            <text:p><text:s/>Overlap:</text:p>
          </table:table-cell>
          <table:table-cell office:value-type="float" office:value="0.68">
            <text:p>0.68</text:p>
          </table:table-cell>
          <table:table-cell/>
        </table:table-row>
        <table:table-row table:style-name="ro1">
          <table:table-cell office:value-type="string">
            <text:p>competitions</text:p>
          </table:table-cell>
          <table:table-cell office:value-type="string">
            <text:p><text:s/>Cosine:</text:p>
          </table:table-cell>
          <table:table-cell office:value-type="float" office:value="0.92104213220156">
            <text:p>0.9210421322</text:p>
          </table:table-cell>
          <table:table-cell table:number-columns-repeated="2"/>
          <table:table-cell office:value-type="string">
            <text:p>competitions</text:p>
          </table:table-cell>
          <table:table-cell office:value-type="string">
            <text:p><text:s/>Overlap:</text:p>
          </table:table-cell>
          <table:table-cell office:value-type="float" office:value="0.68">
            <text:p>0.68</text:p>
          </table:table-cell>
          <table:table-cell/>
        </table:table-row>
        <table:table-row table:style-name="ro1">
          <table:table-cell office:value-type="string">
            <text:p>produced</text:p>
          </table:table-cell>
          <table:table-cell office:value-type="string">
            <text:p><text:s/>Cosine:</text:p>
          </table:table-cell>
          <table:table-cell office:value-type="float" office:value="0.998949027560398">
            <text:p>0.9989490276</text:p>
          </table:table-cell>
          <table:table-cell table:number-columns-repeated="2"/>
          <table:table-cell office:value-type="string">
            <text:p>produced</text:p>
          </table:table-cell>
          <table:table-cell office:value-type="string">
            <text:p><text:s/>Overlap:</text:p>
          </table:table-cell>
          <table:table-cell office:value-type="float" office:value="0.8">
            <text:p>0.8</text:p>
          </table:table-cell>
          <table:table-cell/>
        </table:table-row>
        <table:table-row table:style-name="ro1">
          <table:table-cell office:value-type="string">
            <text:p>combat</text:p>
          </table:table-cell>
          <table:table-cell office:value-type="string">
            <text:p><text:s/>Cosine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bat</text:p>
          </table:table-cell>
          <table:table-cell office:value-type="string">
            <text:p><text:s/>Overlap:</text:p>
          </table:table-cell>
          <table:table-cell office:value-type="float" office:value="0.88">
            <text:p>0.88</text:p>
          </table:table-cell>
          <table:table-cell/>
        </table:table-row>
        <table:table-row table:style-name="ro1">
          <table:table-cell office:value-type="string">
            <text:p>ancient</text:p>
          </table:table-cell>
          <table:table-cell office:value-type="string">
            <text:p><text:s/>Cosine:</text:p>
          </table:table-cell>
          <table:table-cell office:value-type="float" office:value="0.99999805485125">
            <text:p>0.9999980549</text:p>
          </table:table-cell>
          <table:table-cell table:number-columns-repeated="2"/>
          <table:table-cell office:value-type="string">
            <text:p>ancient</text:p>
          </table:table-cell>
          <table:table-cell office:value-type="string">
            <text:p><text:s/>Overlap: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string">
            <text:p>conceals</text:p>
          </table:table-cell>
          <table:table-cell office:value-type="string">
            <text:p><text:s/>Cosine:</text:p>
          </table:table-cell>
          <table:table-cell office:value-type="float" office:value="0.998983358540761">
            <text:p>0.9989833585</text:p>
          </table:table-cell>
          <table:table-cell table:number-columns-repeated="2"/>
          <table:table-cell office:value-type="string">
            <text:p>conceals</text:p>
          </table:table-cell>
          <table:table-cell office:value-type="string">
            <text:p><text:s/>Overlap:</text:p>
          </table:table-cell>
          <table:table-cell office:value-type="float" office:value="0.96">
            <text:p>0.96</text:p>
          </table:table-cell>
          <table:table-cell/>
        </table:table-row>
      </table:table>
      <table:table table:name="Sheet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ntensified</text:p>
          </table:table-cell>
          <table:table-cell office:value-type="string">
            <text:p><text:s/>Cosine:</text:p>
          </table:table-cell>
          <table:table-cell office:value-type="float" office:value="0.984564809499459">
            <text:p>0.9845648095</text:p>
          </table:table-cell>
          <table:table-cell table:number-columns-repeated="2"/>
          <table:table-cell office:value-type="string">
            <text:p>intensified</text:p>
          </table:table-cell>
          <table:table-cell office:value-type="string">
            <text:p><text:s/>Overlap: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string">
            <text:p><text:s/>Cosine:</text:p>
          </table:table-cell>
          <table:table-cell office:value-type="float" office:value="0.993321130695843">
            <text:p>0.9933211307</text:p>
          </table:table-cell>
          <table:table-cell table:number-columns-repeated="2"/>
          <table:table-cell office:value-type="string">
            <text:p>received</text:p>
          </table:table-cell>
          <table:table-cell office:value-type="string">
            <text:p><text:s/>Overlap: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string">
            <text:p><text:s/>Cosine:</text:p>
          </table:table-cell>
          <table:table-cell office:value-type="float" office:value="0.514390702694338">
            <text:p>0.5143907027</text:p>
          </table:table-cell>
          <table:table-cell table:number-columns-repeated="2"/>
          <table:table-cell office:value-type="string">
            <text:p>sovereign</text:p>
          </table:table-cell>
          <table:table-cell office:value-type="string">
            <text:p><text:s/>Overlap: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string">
            <text:p><text:s/>Cosine:</text:p>
          </table:table-cell>
          <table:table-cell office:value-type="float" office:value="0.9994801143397">
            <text:p>0.9994801143</text:p>
          </table:table-cell>
          <table:table-cell table:number-columns-repeated="2"/>
          <table:table-cell office:value-type="string">
            <text:p>installment</text:p>
          </table:table-cell>
          <table:table-cell office:value-type="string">
            <text:p><text:s/>Overlap: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string">
            <text:p><text:s/>Cosine:</text:p>
          </table:table-cell>
          <table:table-cell office:value-type="float" office:value="0.636116637810784">
            <text:p>0.6361166378</text:p>
          </table:table-cell>
          <table:table-cell table:number-columns-repeated="2"/>
          <table:table-cell office:value-type="string">
            <text:p>obligated</text:p>
          </table:table-cell>
          <table:table-cell office:value-type="string">
            <text:p><text:s/>Overlap: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string">
            <text:p><text:s/>Cosine:</text:p>
          </table:table-cell>
          <table:table-cell office:value-type="float" office:value="0.844366288457481">
            <text:p>0.8443662885</text:p>
          </table:table-cell>
          <table:table-cell table:number-columns-repeated="2"/>
          <table:table-cell office:value-type="string">
            <text:p>published</text:p>
          </table:table-cell>
          <table:table-cell office:value-type="string">
            <text:p><text:s/>Overlap: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string">
            <text:p><text:s/>Cosine:</text:p>
          </table:table-cell>
          <table:table-cell office:value-type="float" office:value="0.981165922341466">
            <text:p>0.9811659223</text:p>
          </table:table-cell>
          <table:table-cell table:number-columns-repeated="2"/>
          <table:table-cell office:value-type="string">
            <text:p>carcass</text:p>
          </table:table-cell>
          <table:table-cell office:value-type="string">
            <text:p><text:s/>Overlap: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string">
            <text:p><text:s/>Cosine:</text:p>
          </table:table-cell>
          <table:table-cell office:value-type="float" office:value="0.99654575824488">
            <text:p>0.9965457582</text:p>
          </table:table-cell>
          <table:table-cell table:number-columns-repeated="2"/>
          <table:table-cell office:value-type="string">
            <text:p>satellite</text:p>
          </table:table-cell>
          <table:table-cell office:value-type="string">
            <text:p><text:s/>Overlap: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string">
            <text:p><text:s/>Cosine:</text:p>
          </table:table-cell>
          <table:table-cell office:value-type="float" office:value="0.99995830205986">
            <text:p>0.9999583021</text:p>
          </table:table-cell>
          <table:table-cell table:number-columns-repeated="2"/>
          <table:table-cell office:value-type="string">
            <text:p>ancient</text:p>
          </table:table-cell>
          <table:table-cell office:value-type="string">
            <text:p><text:s/>Overlap: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string">
            <text:p><text:s/>Cosine:</text:p>
          </table:table-cell>
          <table:table-cell office:value-type="float" office:value="0.862538373328968">
            <text:p>0.8625383733</text:p>
          </table:table-cell>
          <table:table-cell table:number-columns-repeated="2"/>
          <table:table-cell office:value-type="string">
            <text:p>practice</text:p>
          </table:table-cell>
          <table:table-cell office:value-type="string">
            <text:p><text:s/>Overlap: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string">
            <text:p><text:s/>Cosine:</text:p>
          </table:table-cell>
          <table:table-cell office:value-type="float" office:value="0.792593923901217">
            <text:p>0.7925939239</text:p>
          </table:table-cell>
          <table:table-cell table:number-columns-repeated="2"/>
          <table:table-cell office:value-type="string">
            <text:p>edited</text:p>
          </table:table-cell>
          <table:table-cell office:value-type="string">
            <text:p><text:s/>Overlap: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string">
            <text:p><text:s/>Cosine:</text:p>
          </table:table-cell>
          <table:table-cell office:value-type="float" office:value="0.961298385045674">
            <text:p>0.961298385</text:p>
          </table:table-cell>
          <table:table-cell table:number-columns-repeated="2"/>
          <table:table-cell office:value-type="string">
            <text:p>invaded</text:p>
          </table:table-cell>
          <table:table-cell office:value-type="string">
            <text:p><text:s/>Overlap: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string">
            <text:p><text:s/>Cosine:</text:p>
          </table:table-cell>
          <table:table-cell office:value-type="float" office:value="0.751116538853412">
            <text:p>0.7511165389</text:p>
          </table:table-cell>
          <table:table-cell table:number-columns-repeated="2"/>
          <table:table-cell office:value-type="string">
            <text:p>antagonist</text:p>
          </table:table-cell>
          <table:table-cell office:value-type="string">
            <text:p><text:s/>Overlap: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combat</text:p>
          </table:table-cell>
          <table:table-cell office:value-type="string">
            <text:p><text:s/>Cosine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mbat</text:p>
          </table:table-cell>
          <table:table-cell office:value-type="string">
            <text:p><text:s/>Overlap: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string">
            <text:p><text:s/>Cosine:</text:p>
          </table:table-cell>
          <table:table-cell office:value-type="float" office:value="0.902781790112388">
            <text:p>0.9027817901</text:p>
          </table:table-cell>
          <table:table-cell table:number-columns-repeated="2"/>
          <table:table-cell office:value-type="string">
            <text:p>predominantly</text:p>
          </table:table-cell>
          <table:table-cell office:value-type="string">
            <text:p><text:s/>Overlap: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string">
            <text:p><text:s/>Cosine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tired</text:p>
          </table:table-cell>
          <table:table-cell office:value-type="string">
            <text:p><text:s/>Overlap: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string">
            <text:p><text:s/>Cosine:</text:p>
          </table:table-cell>
          <table:table-cell office:value-type="float" office:value="0.946386503701339">
            <text:p>0.9463865037</text:p>
          </table:table-cell>
          <table:table-cell table:number-columns-repeated="2"/>
          <table:table-cell office:value-type="string">
            <text:p>founded</text:p>
          </table:table-cell>
          <table:table-cell office:value-type="string">
            <text:p><text:s/>Overlap: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string">
            <text:p><text:s/>Cosine:</text:p>
          </table:table-cell>
          <table:table-cell office:value-type="float" office:value="0.953462589245592">
            <text:p>0.9534625892</text:p>
          </table:table-cell>
          <table:table-cell table:number-columns-repeated="2"/>
          <table:table-cell office:value-type="string">
            <text:p>longevity</text:p>
          </table:table-cell>
          <table:table-cell office:value-type="string">
            <text:p><text:s/>Overlap: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string">
            <text:p><text:s/>Cosine:</text:p>
          </table:table-cell>
          <table:table-cell office:value-type="float" office:value="0.710292705289722">
            <text:p>0.7102927053</text:p>
          </table:table-cell>
          <table:table-cell table:number-columns-repeated="2"/>
          <table:table-cell office:value-type="string">
            <text:p>settled</text:p>
          </table:table-cell>
          <table:table-cell office:value-type="string">
            <text:p><text:s/>Overlap: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string">
            <text:p><text:s/>Cosine:</text:p>
          </table:table-cell>
          <table:table-cell office:value-type="float" office:value="0.82206341849249">
            <text:p>0.8220634185</text:p>
          </table:table-cell>
          <table:table-cell table:number-columns-repeated="2"/>
          <table:table-cell office:value-type="string">
            <text:p>produced</text:p>
          </table:table-cell>
          <table:table-cell office:value-type="string">
            <text:p><text:s/>Overlap: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string">
            <text:p><text:s/>Cosine:</text:p>
          </table:table-cell>
          <table:table-cell office:value-type="float" office:value="0.966662590681877">
            <text:p>0.9666625907</text:p>
          </table:table-cell>
          <table:table-cell table:number-columns-repeated="2"/>
          <table:table-cell office:value-type="string">
            <text:p>competitions</text:p>
          </table:table-cell>
          <table:table-cell office:value-type="string">
            <text:p><text:s/>Overlap: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string">
            <text:p><text:s/>Cosine:</text:p>
          </table:table-cell>
          <table:table-cell office:value-type="float" office:value="0.819730243407959">
            <text:p>0.8197302434</text:p>
          </table:table-cell>
          <table:table-cell table:number-columns-repeated="2"/>
          <table:table-cell office:value-type="string">
            <text:p>footballer</text:p>
          </table:table-cell>
          <table:table-cell office:value-type="string">
            <text:p><text:s/>Overlap: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string">
            <text:p><text:s/>Cosine: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onceals</text:p>
          </table:table-cell>
          <table:table-cell office:value-type="string">
            <text:p><text:s/>Overlap: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string">
            <text:p><text:s/>Cosine:</text:p>
          </table:table-cell>
          <table:table-cell office:value-type="float" office:value="0.882169521247703">
            <text:p>0.8821695212</text:p>
          </table:table-cell>
          <table:table-cell table:number-columns-repeated="2"/>
          <table:table-cell office:value-type="string">
            <text:p>express</text:p>
          </table:table-cell>
          <table:table-cell office:value-type="string">
            <text:p><text:s/>Overlap:</text:p>
          </table:table-cell>
          <table:table-cell office:value-type="float" office:value="0.52">
            <text:p>0.52</text:p>
          </table:table-cell>
        </table:table-row>
      </table:table>
      <table:database-ranges>
        <table:database-range table:target-range-address="Sheet1_2.A1:Sheet1_2.F2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7/30/2012</text:date>, <text:time>18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30T18:17:04</dc:date>
    <dc:creator>Edward Pendergast</dc:creator>
    <meta:document-statistic meta:table-count="2" meta:cell-count="288" meta:object-count="0"/>
    <meta:generator>LibreOffice/3.3$Unix LibreOffice_project/330m19$Build-401</meta:generator>
  </office:meta>
</office:document-meta>
</file>